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KG Feeling 22" svg:font-family="'KG Feeling 22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Standard">
      <style:text-properties style:font-name="KG Feeling 22" fo:font-size="140pt" fo:font-style="italic" fo:font-weight="bold" officeooo:rsid="0015df62" officeooo:paragraph-rsid="0015df62" style:font-size-asian="140pt" style:font-style-asian="italic" style:font-weight-asian="bold" style:font-size-complex="140pt" style:font-style-complex="italic" style:font-weight-complex="bold"/>
    </style:style>
    <style:style style:name="P2" style:family="paragraph" style:parent-style-name="Standard">
      <style:text-properties style:font-name="KG Feeling 22" fo:font-size="140pt" fo:font-style="italic" officeooo:rsid="0015df62" officeooo:paragraph-rsid="0015df62" style:font-size-asian="140pt" style:font-style-asian="italic" style:font-size-complex="140pt" style:font-style-complex="italic"/>
    </style:style>
    <style:style style:name="P3" style:family="paragraph" style:parent-style-name="Standard">
      <style:text-properties style:font-name="KG Feeling 22" fo:font-size="140pt" officeooo:rsid="0015df62" officeooo:paragraph-rsid="0015df62" style:font-size-asian="140pt" style:font-size-complex="14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mpus</text:p>
      <text:p text:style-name="P2"/>
      <text:p text:style-name="P3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KG Feeling 22" svg:font-family="'KG Feeling 22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8T07:52:36.111604300</meta:creation-date>
    <dc:date>2026-01-28T13:29:33.104934200</dc:date>
    <meta:editing-duration>PT5H26M34S</meta:editing-duration>
    <meta:editing-cycles>1</meta:editing-cycles>
    <meta:document-statistic meta:table-count="0" meta:image-count="0" meta:object-count="0" meta:page-count="2" meta:paragraph-count="1" meta:word-count="1" meta:character-count="6" meta:non-whitespace-character-count="6"/>
    <meta:generator>LibreOffice/25.2.7.2$Windows_X86_64 LibreOffice_project/5cbfd1ab6520636bb5f7b99185aa69bd7456825d</meta:generator>
  </office:meta>
</office:document-meta>
</file>